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3.46mm"/>
    </style:style>
    <style:style style:name="co7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38.17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arbar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NA 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exclui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emesso Poderos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de usar sua Força em vez de sua</text:p>
            <text:p>Agilidade para atacar com armas de arremesso (como</text:p>
            <text:p>lanças e machadinhas)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aque do Búfal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fazer um ataque normal</text:p>
            <text:p>usando uma arma de FN 5 ou mais. Se acertar, alem do</text:p>
            <text:p>dano, o oponente cairá para traz (a menos que ele seja</text:p>
            <text:p>2 vezes mais pesado que você)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taque Giratóri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ste ataque que pode acertar todos os</text:p>
            <text:p>oponentes adjacentes. Faça um ataque para cada um</text:p>
            <text:p>destes oponente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rigão</text:p>
          </table:table-cell>
          <table:table-cell table:style-name="ce2" office:value-type="string" calcext:value-type="string">
            <text:p>Nenhum</text:p>
          </table:table-cell>
          <table:table-cell table:style-name="ce3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u ataque de soco causa +2 de dan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ombate Tátic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 você derrotar um oponente, você ganha</text:p>
            <text:p>imediatamente um ataque extra em qualquer oponente</text:p>
            <text:p>que esteja adjacent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ompanheiro Animal 1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ssui um contato com um animal.</text:p>
            <text:p>Escolha um destes animais ao escolher esta habilidade:</text:p>
            <text:p>Lobo, Águia, Cobra, Coruja ou Caval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ompanheiro Animal 2</text:p>
          </table:table-cell>
          <table:table-cell table:style-name="ce2" office:value-type="string" calcext:value-type="string">
            <text:p>Companheiro Animal 1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assa a ter um contato telepático</text:p>
            <text:p>com seu companheiro animal, e ele receberá +10 de</text:p>
            <text:p>vida e mana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spírito Animal: Lob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u espírito possui a forma de um lobo.</text:p>
            <text:p>Você ganha +1 nas rolagens de ataque corporal.</text:p>
            <text:p>Especial: Você só pode ter uma habilidade Espírito</text:p>
            <text:p>Animal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spírito Animal: Caval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u espírito possui a forma de um cavalo.</text:p>
            <text:p>Você rola 3d6 em testes de Força para correr e se</text:p>
            <text:p>movimentar.</text:p>
            <text:p>Especial: Você só pode ter uma habilidade Espírito</text:p>
            <text:p>Animal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spírito Animal: Urs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u espírito possui a forma de um urso.</text:p>
            <text:p>Você rola 3d6 em testes de Força para erguer objetos</text:p>
            <text:p>pesados, e ganha +2 no dano desarmado.</text:p>
            <text:p>Especial: Você só pode ter uma habilidade Espírito</text:p>
            <text:p>Animal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orça de Combat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odos seus ataques corporais causam +1</text:p>
            <text:p>de dano para cada 2 pontos de força que você tiver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úria de Batalh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m uma ação você pode invocar uma</text:p>
            <text:p>fúria destrutiva de dentro de si, ficando neste estado</text:p>
            <text:p>até o final da batalha ou até ficar dois turnos sem poder</text:p>
            <text:p>atacar. Você recebe temporariamente +2 na Força e</text:p>
            <text:p>fica imune a medo ou intimidaçã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olpe Devastador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Você pode fazer um ataque corporal que</text:p>
            <text:p>causa o dobro de dano, e a vítima não poderá agir no</text:p>
            <text:p>próximo turno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Guia Espiritual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ssui um guia espiritual que entra</text:p>
            <text:p>em contato com você por sonhos. Este guia pode</text:p>
            <text:p>assumir qualquer forma, mas normalmente escolhe a</text:p>
            <text:p>forma de um animal. Ele irá lhe alertar se alguma coisa</text:p>
            <text:p>acontecer enquanto você estiver dormindo, e pode</text:p>
            <text:p>(quando o mestre achar necessário) alertar sobre algum</text:p>
            <text:p>perigo iminente ou uma mensagem do futuro.</text:p>
            <text:p>Você pode usar o guia espiritual para relembrar de</text:p>
            <text:p>fatos passados da sua vida, ou saber informações sobre</text:p>
            <text:p>animais e plantas. Para isto, basta meditar por alguns</text:p>
            <text:p>Minutos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Investida Mortal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m carga você pode desferir um poderoso</text:p>
            <text:p>golpe. Se estiver distante do oponente, você pode</text:p>
            <text:p>correr até ele e fazer um ataque normal que causa +10</text:p>
            <text:p>de dan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Mordid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fazer um ataque corporal</text:p>
            <text:p>com sua boca. O dano é igual a sua Força +4. Se estiver</text:p>
            <text:p>em Fúria, o dano será sua Força x2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Pernas Fortes</text:p>
          </table:table-cell>
          <table:table-cell table:style-name="ce2" office:value-type="string" calcext:value-type="string">
            <text:p>Nenhum</text:p>
          </table:table-cell>
          <table:table-cell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Você sempre rola 3d6 em testes de Força</text:p>
            <text:p>para não ser derrubad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Rastrear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de seguir pegadas facilmente, e</text:p>
            <text:p>pode identificar o tipo de pegada a partir de um teste</text:p>
            <text:p>de Inteligência. Dificuldade pode variar entre 10 a 16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esistência Selvagem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Quando sem armadura, você ganha +2</text:p>
            <text:p>de bônus na Defesa.</text:p>
            <text:p>Este bônus conta como bônus de armadura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abedoria Selvagem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de rolar 3d6 quando fizer testes</text:p>
            <text:p>de Inteligência referentes a conhecimentos de plantas,</text:p>
            <text:p>animais e natureza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erserker</text:p>
          </table:table-cell>
          <table:table-cell table:style-name="ce2" office:value-type="string" calcext:value-type="string">
            <text:p>Nível 10; Fúria de Batalh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Sua raiva é tanta que seus olhos e sua</text:p>
            <text:p>boca se enchem de sangue. Se você estiver no estado</text:p>
            <text:p>de fúria e usar esta habilidade, você traz as forças mais</text:p>
            <text:p>brutais do fundo da sua alma, ficando imortal por 4 turnos.</text:p>
            <text:p>Todo dano será anulado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ompanheiro Animal 3</text:p>
          </table:table-cell>
          <table:table-cell table:style-name="ce2" office:value-type="string" calcext:value-type="string">
            <text:p>Nível 5; Companheiro Animal 2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u companheiro animal ganhará +1</text:p>
            <text:p>em três atributos a sua escolha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ompanheiro Animal 4</text:p>
          </table:table-cell>
          <table:table-cell table:style-name="ce2" office:value-type="string" calcext:value-type="string">
            <text:p>Nível 5; Companheiro Animal 3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u companheiro animal ganhará +10</text:p>
            <text:p>de Vida e Mana, e For, Agi e Von +1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Destruição Total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fazer um ataque normal a um</text:p>
            <text:p>inimigo usando uma arma pesada (FN 5 ou mais). Se</text:p>
            <text:p>acertar, em vez de causar dano você pode optar por</text:p>
            <text:p>destruir uma arma, armadura, escudo ou item visível</text:p>
            <text:p>do inimig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orça de Combate 2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Nível 5; Força de Combate</text:p>
            <text:p>Descrição: Todos seus ataques corporais causam +1</text:p>
            <text:p>de dano para cada ponto de força que você tiver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úria Animal</text:p>
          </table:table-cell>
          <table:table-cell table:style-name="ce2" office:value-type="string" calcext:value-type="string">
            <text:p>Nível 5; Fúria de Batalha e Espírito</text:p>
            <text:p>Animal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Quando em fúria, você fica mais peludo,</text:p>
            <text:p>seus dentes e suas unhas ficam mais pontudas e</text:p>
            <text:p>você fica imune a Frio e Eletricidade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úria de Batalha 2</text:p>
          </table:table-cell>
          <table:table-cell table:style-name="ce2" office:value-type="string" calcext:value-type="string">
            <text:p>Nível 5; Fúria de Batalh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om uma ação você pode invocar uma</text:p>
            <text:p>fúria destrutiva de dentro de si, ficando neste estado</text:p>
            <text:p>até o final da batalha ou até ficar dois turnos sem poder</text:p>
            <text:p>atacar. Você recebe temporariamente +4 na Força e</text:p>
            <text:p>fica imune a medo ou intimidação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Onda Destruidora</text:p>
          </table:table-cell>
          <table:table-cell table:style-name="ce2" office:value-type="string" calcext:value-type="string">
            <text:p>Nível 5; Fúria de Batalh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Quando estiver em fúria, você pode dar</text:p>
            <text:p>um golpe no chão de onde estiver e derrubar todos a</text:p>
            <text:p>sua volta (incluindo aliados) em até 6m. Todos estes</text:p>
            <text:p>podem fazer um teste de Agi (dif. 14) para evitar a queda.</text:p>
            <text:p>Se você estiver em um superfície frágil poderá destruí-</text:p>
            <text:p>la. O mestre dará a última palavra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Implacável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mpre que errar um ataque corporal,</text:p>
            <text:p>você causa dano igual à metade do dano do ataqu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sistência Selvagem 2</text:p>
          </table:table-cell>
          <table:table-cell table:style-name="ce2" office:value-type="string" calcext:value-type="string">
            <text:p>Nível 5; Resistência Selvagem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Quando sem armadura, você ganha +4</text:p>
            <text:p>de bônus na Defesa.</text:p>
            <text:p>Este bônus conta como bônus de armadura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alor da Vitória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Reação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Cada vez que você derrota um oponente</text:p>
            <text:p>(isso inclui se ele se render ou fugir após a batalha)</text:p>
            <text:p>você recupera 10 pontos de vida e 10 pontos de mana.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7:01:52.0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4:08.701000000</meta:creation-date>
    <dc:date>2017-03-11T17:06:58.674000000</dc:date>
    <meta:editing-duration>PT35M53S</meta:editing-duration>
    <meta:editing-cycles>8</meta:editing-cycles>
    <meta:generator>LibreOffice/5.3.0.3$Windows_x86 LibreOffice_project/7074905676c47b82bbcfbea1aeefc84afe1c50e1</meta:generator>
    <meta:document-statistic meta:table-count="1" meta:cell-count="224" meta:object-count="0"/>
  </office:meta>
</office:document-meta>
</file>